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eting</text:span><text:span text:style-name="T1_2"><text:s/></text:span><text:span text:style-name="T1_3">Agenda</text:span></text:p>
      <text:p text:style-name="P2"><text:span text:style-name="T2_1">Location</text:span><text:span text:style-name="T2_2">:<text:s/></text:span><text:span text:style-name="T2_3">EDIT</text:span><text:span text:style-name="T2_4"><text:s/>6217</text:span></text:p>
      <text:p text:style-name="P3"><text:span text:style-name="T3_1">Date</text:span><text:span text:style-name="T3_2">:<text:s/>2011-04-14</text:span></text:p>
      <text:p text:style-name="P4"><text:span text:style-name="T4_1">Time</text:span><text:span text:style-name="T4_2">:<text:s/>11:00<text:s/>-<text:s/>12:00</text:span></text:p>
      <text:p text:style-name="P5"><text:span text:style-name="T5_1">Facilitator</text:span><text:span text:style-name="T5_2">:<text:s/></text:span><text:span text:style-name="T5_3">Magnus</text:span></text:p>
      <text:p text:style-name="P6"><text:span text:style-name="T6_1">Participants</text:span><text:span text:style-name="T6_2">:<text:s/></text:span><text:span text:style-name="T6_3">Fredrik</text:span><text:span text:style-name="T6_4"><text:s/></text:span><text:span text:style-name="T6_5">H</text:span><text:span text:style-name="T6_6">,<text:s/></text:span><text:span text:style-name="T6_7">Fredrik</text:span><text:span text:style-name="T6_8"><text:s/></text:span><text:span text:style-name="T6_9">T</text:span><text:span text:style-name="T6_10">,<text:s/></text:span><text:span text:style-name="T6_11">Magnus</text:span><text:span text:style-name="T6_12">,<text:s/></text:span><text:span text:style-name="T6_13">Johannes</text:span></text:p>
      <text:list text:style-name="LS1" xml:id="list0">
        <text:list-item>
          <text:p text:style-name="P7"><text:span text:style-name="T7_1">Objectives</text:span></text:p>
          <text:list>
            <text:list-item>
              <text:p text:style-name="P8"><text:span text:style-name="T8_1">Resolve</text:span><text:span text:style-name="T8_2"><text:s/></text:span><text:span text:style-name="T8_3">SVN</text:span><text:span text:style-name="T8_4">-</text:span><text:span text:style-name="T8_5">issues</text:span></text:p>
            </text:list-item>
            <text:list-item>
              <text:p text:style-name="P9"><text:span text:style-name="T9_1">Write</text:span><text:span text:style-name="T9_2"><text:s/></text:span><text:span text:style-name="T9_3">more</text:span><text:span text:style-name="T9_4"><text:s/></text:span><text:span text:style-name="T9_5">subsystems</text:span><text:span text:style-name="T9_6"><text:s/></text:span><text:span text:style-name="T9_7">in</text:span><text:span text:style-name="T9_8"><text:s/></text:span><text:span text:style-name="T9_9">SDD</text:span></text:p>
            </text:list-item>
          </text:list>
        </text:list-item>
        <text:list-item>
          <text:p text:style-name="P10"><text:span text:style-name="T10_1">Reports</text:span></text:p>
          <text:list>
            <text:list-item>
              <text:p text:style-name="P11"><text:span text:style-name="T11_1">Johannes</text:span><text:span text:style-name="T11_2"><text:s/></text:span><text:span text:style-name="T11_3">has</text:span><text:span text:style-name="T11_4"><text:s/></text:span><text:span text:style-name="T11_5">implemented</text:span><text:span text:style-name="T11_6"><text:s/></text:span><text:span text:style-name="T11_7">addfilter</text:span></text:p>
            </text:list-item>
            <text:list-item>
              <text:p text:style-name="P12"><text:span text:style-name="T12_1">Magnus</text:span><text:span text:style-name="T12_2"><text:s/></text:span><text:span text:style-name="T12_3">has</text:span><text:span text:style-name="T12_4"><text:s/></text:span><text:span text:style-name="T12_5">implemented</text:span><text:span text:style-name="T12_6"><text:s/></text:span><text:span text:style-name="T12_7">BW</text:span><text:span text:style-name="T12_8">-</text:span><text:span text:style-name="T12_9">filter</text:span></text:p>
            </text:list-item>
            <text:list-item>
              <text:p text:style-name="P13"><text:span text:style-name="T13_1">Fredrik</text:span><text:span text:style-name="T13_2"><text:s/></text:span><text:span text:style-name="T13_3">T</text:span><text:span text:style-name="T13_4"><text:s/></text:span><text:span text:style-name="T13_5">has</text:span><text:span text:style-name="T13_6"><text:s/></text:span><text:span text:style-name="T13_7">written</text:span><text:span text:style-name="T13_8"><text:s/></text:span><text:span text:style-name="T13_9">SDD</text:span></text:p>
            </text:list-item>
            <text:list-item>
              <text:p text:style-name="P14"><text:span text:style-name="T14_1">Fredrik</text:span><text:span text:style-name="T14_2"><text:s/></text:span><text:span text:style-name="T14_3">H</text:span><text:span text:style-name="T14_4"><text:s/></text:span><text:span text:style-name="T14_5">has</text:span><text:span text:style-name="T14_6"><text:s/></text:span><text:span text:style-name="T14_7">written</text:span><text:span text:style-name="T14_8"><text:s/></text:span><text:span text:style-name="T14_9">SDD</text:span></text:p>
            </text:list-item>
          </text:list>
        </text:list-item>
        <text:list-item>
          <text:p text:style-name="P15"><text:span text:style-name="T15_1">Discussion</text:span><text:span text:style-name="T15_2"><text:s/></text:span><text:span text:style-name="T15_3">items</text:span></text:p>
          <text:list>
            <text:list-item>
              <text:p text:style-name="P16"><text:span text:style-name="T16_1">SVN</text:span></text:p>
            </text:list-item>
            <text:list-item>
              <text:p text:style-name="P17"><text:span text:style-name="T17_1">SDD</text:span></text:p>
            </text:list-item>
          </text:list>
        </text:list-item>
        <text:list-item>
          <text:p text:style-name="P18"><text:span text:style-name="T18_1">Outcomes</text:span><text:span text:style-name="T18_2"><text:s/></text:span><text:span text:style-name="T18_3">and</text:span><text:span text:style-name="T18_4"><text:s/></text:span><text:span text:style-name="T18_5">assignments</text:span></text:p>
          <text:list>
            <text:list-item>
              <text:p text:style-name="P19"><text:span text:style-name="T19_1">More</text:span><text:span text:style-name="T19_2"><text:s/></text:span><text:span text:style-name="T19_3">subsystems</text:span></text:p>
            </text:list-item>
            <text:list-item>
              <text:p text:style-name="P20"><text:span text:style-name="T20_1">Remove</text:span><text:span text:style-name="T20_2"><text:s/></text:span><text:span text:style-name="T20_3">filter</text:span><text:span text:style-name="T20_4">,<text:s/></text:span><text:span text:style-name="T20_5">remove</text:span><text:span text:style-name="T20_6"><text:s/></text:span><text:span text:style-name="T20_7">images</text:span><text:span text:style-name="T20_8">.<text:s/></text:span><text:span text:style-name="T20_9">Add</text:span><text:span text:style-name="T20_10"><text:s/></text:span><text:span text:style-name="T20_11">checkbox</text:span><text:span text:style-name="T20_12"><text:s/></text:span><text:span text:style-name="T20_13">thumbnailImage</text:span><text:span text:style-name="T20_14">(</text:span><text:span text:style-name="T20_15">J</text:span><text:span text:style-name="T20_16">)</text:span></text:p>
            </text:list-item>
            <text:list-item>
              <text:p text:style-name="P21"><text:span text:style-name="T21_1">Show</text:span><text:span text:style-name="T21_2"><text:s/></text:span><text:span text:style-name="T21_3">preview</text:span><text:span text:style-name="T21_4">,<text:s/></text:span><text:span text:style-name="T21_5">set</text:span><text:span text:style-name="T21_6"><text:s/></text:span><text:span text:style-name="T21_7">new</text:span><text:span text:style-name="T21_8"><text:s/></text:span><text:span text:style-name="T21_9">preview</text:span><text:span text:style-name="T21_10">,<text:s/></text:span><text:span text:style-name="T21_11">apply</text:span><text:span text:style-name="T21_12"><text:s/></text:span><text:span text:style-name="T21_13">filter</text:span><text:span text:style-name="T21_14"><text:s/></text:span><text:span text:style-name="T21_15">batch</text:span><text:span text:style-name="T21_16"><text:s/></text:span><text:span text:style-name="T21_17">on</text:span><text:span text:style-name="T21_18"><text:s/></text:span><text:span text:style-name="T21_19">preview</text:span><text:span text:style-name="T21_20">.(</text:span><text:span text:style-name="T21_21">F</text:span><text:span text:style-name="T21_22">.</text:span><text:span text:style-name="T21_23">T</text:span><text:span text:style-name="T21_24">)</text:span></text:p>
            </text:list-item>
            <text:list-item>
              <text:p text:style-name="P22"><text:span text:style-name="T22_1">Save</text:span><text:span text:style-name="T22_2"><text:s/></text:span><text:span text:style-name="T22_3">images</text:span><text:span text:style-name="T22_4">/<text:s/></text:span><text:span text:style-name="T22_5">apply</text:span><text:span text:style-name="T22_6"><text:s/></text:span><text:span text:style-name="T22_7">filters</text:span><text:span text:style-name="T22_8"><text:s/>(</text:span><text:span text:style-name="T22_9">F</text:span><text:span text:style-name="T22_10">.</text:span><text:span text:style-name="T22_11">H</text:span><text:span text:style-name="T22_12">)</text:span></text:p>
            </text:list-item>
            <text:list-item>
              <text:p text:style-name="P23"><text:span text:style-name="T23_1">Save</text:span><text:span text:style-name="T23_2">/</text:span><text:span text:style-name="T23_3">load</text:span><text:span text:style-name="T23_4"><text:s/></text:span><text:span text:style-name="T23_5">preset</text:span><text:span text:style-name="T23_6">.<text:s/></text:span><text:span text:style-name="T23_7">More</text:span><text:span text:style-name="T23_8"><text:s/></text:span><text:span text:style-name="T23_9">filters</text:span><text:span text:style-name="T23_10">.(</text:span><text:span text:style-name="T23_11">M</text:span><text:span text:style-name="T23_12">)</text:span></text:p>
            </text:list-item>
          </text:list>
        </text:list-item>
        <text:list-item>
          <text:p text:style-name="P24"><text:span text:style-name="T24_1">Wrap</text:span><text:span text:style-name="T24_2"><text:s/></text:span><text:span text:style-name="T24_3">up</text:span></text:p>
          <text:list>
            <text:list-item>
              <text:p text:style-name="P25"><text:span text:style-name="T25_1">Informal</text:span><text:span text:style-name="T25_2"><text:s/></text:span><text:span text:style-name="T25_3">communication</text:span><text:span text:style-name="T25_4"><text:s/></text:span><text:span text:style-name="T25_5">during</text:span><text:span text:style-name="T25_6"><text:s/></text:span><text:span text:style-name="T25_7">break</text:span><text:span text:style-name="T25_8">.<text:s/></text:span></text:p>
            </text:list-item>
          </text:list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